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3d9f7a" officeooo:paragraph-rsid="003d9f7a"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3d9f7a" officeooo:paragraph-rsid="003ea6b1"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254de"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254de"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d9f7a"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ea6b1"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61803e" officeooo:paragraph-rsid="0061803e"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101"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29c3"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2792"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f101" officeooo:paragraph-rsid="001df101"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e89" officeooo:paragraph-rsid="00257e89"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2792" officeooo:paragraph-rsid="00282792"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9633" officeooo:paragraph-rsid="005ca439"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4ba8" officeooo:paragraph-rsid="00574ba8"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296a8" officeooo:paragraph-rsid="003296a8"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4ba8" officeooo:paragraph-rsid="00574ba8"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50726" officeooo:paragraph-rsid="00658123"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62810a"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6c7fc5"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6f95ca"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746662"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7cc287"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c7fc5" officeooo:paragraph-rsid="006c7fc5"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746481" officeooo:paragraph-rsid="00746481"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6fb48f" officeooo:paragraph-rsid="006fb48f"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6fb48f" officeooo:paragraph-rsid="007cc287"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officeooo:paragraph-rsid="00720196"/>
    </style:style>
    <style:style style:name="P16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1" style:family="paragraph" style:parent-style-name="Heading_20_1">
      <loext:graphic-properties draw:fill="solid" draw:fill-color="#eeeeee" draw:opacity="100%"/>
      <style:paragraph-properties fo:background-color="#eeeeee"/>
    </style:style>
    <style:style style:name="P172" style:family="paragraph" style:parent-style-name="Heading_20_1">
      <style:paragraph-properties fo:margin-left="0in" fo:margin-right="0in" fo:text-align="center" style:justify-single-word="false" fo:text-indent="0.1965in" style:auto-text-indent="false"/>
    </style:style>
    <style:style style:name="P173" style:family="paragraph" style:parent-style-name="Heading_20_2">
      <style:text-properties fo:language="en" fo:country="US"/>
    </style:style>
    <style:style style:name="P174" style:family="paragraph" style:parent-style-name="Heading_20_2">
      <style:text-properties fo:language="ru" fo:country="RU"/>
    </style:style>
    <style:style style:name="P175" style:family="paragraph" style:parent-style-name="Heading_20_2">
      <loext:graphic-properties draw:fill="solid" draw:fill-color="#eeeeee" draw:opacity="100%"/>
      <style:paragraph-properties fo:background-color="#eeeeee"/>
      <style:text-properties fo:language="ru" fo:country="RU"/>
    </style:style>
    <style:style style:name="P176" style:family="paragraph" style:parent-style-name="Heading_20_2">
      <loext:graphic-properties draw:fill="solid" draw:fill-color="#eeeeee" draw:opacity="100%"/>
      <style:paragraph-properties fo:background-color="#eeeeee"/>
    </style:style>
    <style:style style:name="P17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36b587"/>
    </style:style>
    <style:style style:name="T9" style:family="text">
      <style:text-properties fo:language="ru" fo:country="RU" officeooo:rsid="004ef558"/>
    </style:style>
    <style:style style:name="T10" style:family="text">
      <style:text-properties fo:language="ru" fo:country="RU" officeooo:rsid="005112b1"/>
    </style:style>
    <style:style style:name="T11" style:family="text">
      <style:text-properties fo:language="ru" fo:country="RU" officeooo:rsid="0052e3d2"/>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ru" fo:country="RU" officeooo:rsid="003ea6b1"/>
    </style:style>
    <style:style style:name="T29" style:family="text">
      <style:text-properties fo:color="#800000" fo:language="ru" fo:country="RU" officeooo:rsid="0040ce49"/>
    </style:style>
    <style:style style:name="T30" style:family="text">
      <style:text-properties fo:color="#800000" fo:language="ru" fo:country="RU" fo:font-style="italic" style:font-style-asian="italic" style:font-style-complex="italic"/>
    </style:style>
    <style:style style:name="T31" style:family="text">
      <style:text-properties fo:color="#800000" fo:language="ru" fo:country="RU" fo:font-style="italic" officeooo:rsid="00428388" style:font-style-asian="italic" style:font-style-complex="italic"/>
    </style:style>
    <style:style style:name="T32" style:family="text">
      <style:text-properties fo:color="#800000" fo:language="en" fo:country="US"/>
    </style:style>
    <style:style style:name="T33" style:family="text">
      <style:text-properties fo:color="#ff6600"/>
    </style:style>
    <style:style style:name="T34" style:family="text">
      <style:text-properties fo:color="#ff6600" fo:language="ru" fo:country="RU"/>
    </style:style>
    <style:style style:name="T35" style:family="text">
      <style:text-properties fo:font-weight="bold" style:font-weight-asian="bold" style:font-weight-complex="bold"/>
    </style:style>
    <style:style style:name="T36" style:family="text">
      <style:text-properties fo:font-weight="bold" officeooo:rsid="005b57be" style:font-weight-asian="bold" style:font-weight-complex="bold"/>
    </style:style>
    <style:style style:name="T37" style:family="text">
      <style:text-properties fo:font-weight="bold" officeooo:rsid="005bd470" style:font-weight-asian="bold" style:font-weight-complex="bold"/>
    </style:style>
    <style:style style:name="T38" style:family="text">
      <style:text-properties fo:font-weight="bold" officeooo:rsid="005e7d72" style:font-weight-asian="bold" style:font-weight-complex="bold"/>
    </style:style>
    <style:style style:name="T39" style:family="text">
      <style:text-properties fo:font-weight="bold" officeooo:rsid="00603fb7" style:font-weight-asian="bold" style:font-weight-complex="bold"/>
    </style:style>
    <style:style style:name="T40" style:family="text">
      <style:text-properties fo:font-weight="bold" officeooo:rsid="00624ed3" style:font-weight-asian="bold" style:font-weight-complex="bold"/>
    </style:style>
    <style:style style:name="T41" style:family="text">
      <style:text-properties fo:font-weight="bold" officeooo:rsid="00630561" style:font-weight-asian="bold" style:font-weight-complex="bold"/>
    </style:style>
    <style:style style:name="T42" style:family="text">
      <style:text-properties fo:font-weight="bold" officeooo:rsid="00634301" style:font-weight-asian="bold" style:font-weight-complex="bold"/>
    </style:style>
    <style:style style:name="T43" style:family="text">
      <style:text-properties fo:font-weight="bold" officeooo:rsid="006606a7" style:font-weight-asian="bold" style:font-weight-complex="bold"/>
    </style:style>
    <style:style style:name="T44" style:family="text">
      <style:text-properties style:use-window-font-color="true"/>
    </style:style>
    <style:style style:name="T45" style:family="text">
      <style:text-properties style:use-window-font-color="true" fo:language="ru" fo:country="RU"/>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italic" style:font-style-asian="italic" style:font-style-complex="italic"/>
    </style:style>
    <style:style style:name="T49" style:family="text">
      <style:text-properties style:use-window-font-color="true" fo:language="ru" fo:country="RU" fo:font-style="italic" fo:font-weight="normal" style:font-style-asian="italic" style:font-weight-asian="normal" style:font-style-complex="italic" style:font-weight-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officeooo:rsid="00720196" style:font-style-asian="normal" style:font-style-complex="normal"/>
    </style:style>
    <style:style style:name="T54" style:family="text">
      <style:text-properties style:use-window-font-color="true" fo:language="en" fo:country="US" fo:font-style="normal" fo:background-color="transparent" loext:char-shading-value="0" style:font-style-asian="normal" style:font-style-complex="normal"/>
    </style:style>
    <style:style style:name="T55" style:family="text">
      <style:text-properties style:use-window-font-color="true" fo:language="en" fo:country="US" fo:font-style="normal" fo:font-weight="normal" style:font-style-asian="normal" style:font-weight-asian="normal" style:font-style-complex="normal" style:font-weight-complex="normal"/>
    </style:style>
    <style:style style:name="T56" style:family="text">
      <style:text-properties style:use-window-font-color="true" fo:language="en" fo:country="US" fo:font-weight="normal" style:font-weight-asian="normal" style:font-weight-complex="normal"/>
    </style:style>
    <style:style style:name="T57" style:family="text">
      <style:text-properties style:use-window-font-color="true" fo:font-style="normal" style:font-style-asian="normal" style:font-style-complex="normal"/>
    </style:style>
    <style:style style:name="T58" style:family="text">
      <style:text-properties style:use-window-font-color="true" fo:font-style="normal" fo:background-color="transparent" loext:char-shading-value="0"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color="#c5000b"/>
    </style:style>
    <style:style style:name="T64" style:family="text">
      <style:text-properties fo:language="fr" fo:country="FR"/>
    </style:style>
    <style:style style:name="T65" style:family="text">
      <style:text-properties fo:color="#0000ff"/>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color="#0066cc"/>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fo:font-style="italic" style:font-style-asian="italic" style:font-style-complex="italic"/>
    </style:style>
    <style:style style:name="T78" style:family="text">
      <style:text-properties officeooo:rsid="001df101"/>
    </style:style>
    <style:style style:name="T79" style:family="text">
      <style:text-properties officeooo:rsid="001e29c3"/>
    </style:style>
    <style:style style:name="T80" style:family="text">
      <style:text-properties officeooo:rsid="00216adc"/>
    </style:style>
    <style:style style:name="T81" style:family="text">
      <style:text-properties officeooo:rsid="0022d962"/>
    </style:style>
    <style:style style:name="T82" style:family="text">
      <style:text-properties officeooo:rsid="0023d2c8"/>
    </style:style>
    <style:style style:name="T83" style:family="text">
      <style:text-properties officeooo:rsid="00257e89"/>
    </style:style>
    <style:style style:name="T84" style:family="text">
      <style:text-properties officeooo:rsid="00282792"/>
    </style:style>
    <style:style style:name="T85" style:family="text">
      <style:text-properties officeooo:rsid="00298da0"/>
    </style:style>
    <style:style style:name="T86" style:family="text">
      <style:text-properties officeooo:rsid="002aefed"/>
    </style:style>
    <style:style style:name="T87" style:family="text">
      <style:text-properties officeooo:rsid="002d35ed"/>
    </style:style>
    <style:style style:name="T88" style:family="text">
      <style:text-properties officeooo:rsid="002d90d7"/>
    </style:style>
    <style:style style:name="T89" style:family="text">
      <style:text-properties officeooo:rsid="00307b3c"/>
    </style:style>
    <style:style style:name="T90" style:family="text">
      <style:text-properties officeooo:rsid="003296a8"/>
    </style:style>
    <style:style style:name="T91" style:family="text">
      <style:text-properties officeooo:rsid="0034edd8"/>
    </style:style>
    <style:style style:name="T92" style:family="text">
      <style:text-properties officeooo:rsid="00492e64"/>
    </style:style>
    <style:style style:name="T93" style:family="text">
      <style:text-properties officeooo:rsid="004d9f30"/>
    </style:style>
    <style:style style:name="T94" style:family="text">
      <style:text-properties officeooo:rsid="005030b1"/>
    </style:style>
    <style:style style:name="T95" style:family="text">
      <style:text-properties officeooo:rsid="005359b6"/>
    </style:style>
    <style:style style:name="T96" style:family="text">
      <style:text-properties officeooo:rsid="0053adec"/>
    </style:style>
    <style:style style:name="T97" style:family="text">
      <style:text-properties officeooo:rsid="00549d98"/>
    </style:style>
    <style:style style:name="T98" style:family="text">
      <style:text-properties officeooo:rsid="00559315"/>
    </style:style>
    <style:style style:name="T99" style:family="text">
      <style:text-properties officeooo:rsid="00574c0b"/>
    </style:style>
    <style:style style:name="T100" style:family="text">
      <style:text-properties officeooo:rsid="00594572"/>
    </style:style>
    <style:style style:name="T101" style:family="text">
      <style:text-properties officeooo:rsid="005b57be"/>
    </style:style>
    <style:style style:name="T102" style:family="text">
      <style:text-properties officeooo:rsid="005ca439"/>
    </style:style>
    <style:style style:name="T103" style:family="text">
      <style:text-properties officeooo:rsid="00658123"/>
    </style:style>
    <style:style style:name="T104" style:family="text">
      <style:text-properties officeooo:rsid="006606a7"/>
    </style:style>
    <style:style style:name="T105" style:family="text">
      <style:text-properties officeooo:rsid="0067b80f"/>
    </style:style>
    <style:style style:name="T106" style:family="text">
      <style:text-properties officeooo:rsid="006c7fc5"/>
    </style:style>
    <style:style style:name="T107" style:family="text">
      <style:text-properties officeooo:rsid="006f95ca"/>
    </style:style>
    <style:style style:name="T108" style:family="text">
      <style:text-properties fo:color="#3399ff"/>
    </style:style>
    <style:style style:name="T109" style:family="text">
      <style:text-properties officeooo:rsid="00746662"/>
    </style:style>
    <style:style style:name="T110" style:family="text">
      <style:text-properties officeooo:rsid="007cc2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6">Fallout Equestria</text:p>
      <text:p text:style-name="P113">Розовые глазки (<text:span text:style-name="T12">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43543475950098290"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7930150273382772480" text:style-name="L2">
        <text:list-item>
          <text:p text:style-name="P149">«Великие грифоны прошлого» - из канона (5<text:span text:style-name="T12">s8e)</text:span></text:p>
        </text:list-item>
        <text:list-item>
          <text:p text:style-name="P149">«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Природа Проклятий» - обмен</text:p>
        </text:list-item>
        <text:list-item>
          <text:p text:style-name="P149">«<text:span text:style-name="T61">Магия для Чайников</text:span>» - обмен</text:p>
        </text:list-item>
        <text:list-item>
          <text:p text:style-name="P149">«Энциклопедия Арканум» - обмен</text:p>
        </text:list-item>
        <text:list-item>
          <text:p text:style-name="P149">«О Гейсах» - обмен</text:p>
        </text:list-item>
        <text:list-item>
          <text:p text:style-name="P149">«<text:span text:style-name="T71">Тайны Тайных Наук</text:span>» - обмен</text:p>
        </text:list-item>
        <text:list-item>
          <text:p text:style-name="P150"><text:soft-page-break/>«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982748859001785410"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text:soft-page-break/>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3" text:outline-level="2">1. Терра</text:h>
      <text:p text:style-name="P27">музыка - кондовая электронная, холодная и отчаянная (Electronics “Disappointed”)</text:p>
      <text:p text:style-name="P12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3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2">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4"><text:span text:style-name="T12">&gt;\</text:span>Привет, Нексус. Это Макс.</text:p>
      <text:p text:style-name="P84"><text:span text:style-name="T12">&lt;\</text:span>Привет Макс. <text:span text:style-name="T1">Рад тебя видеть. Где ты отсутствовал три дня?</text:span></text:p>
      <text:p text:style-name="P84"><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5"><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84"><text:span text:style-name="T12">&gt;\</text:span>Как называется наш проект?</text:p>
      <text:p text:style-name="P84"><text:span text:style-name="T12">&lt;\</text:span>Дайсон.</text:p>
      <text:p text:style-name="P84"><text:span text:style-name="T12">&gt;\</text:span>Сколько тебе лет?</text:p>
      <text:p text:style-name="P84"><text:span text:style-name="T12">&lt;\</text:span>Два года с начала запуска кластера.</text:p>
      <text:p text:style-name="P84"><text:span text:style-name="T12">&gt;\</text:span>Какой сейчас год?</text:p>
      <text:p text:style-name="P84"><text:span text:style-name="T12">&gt;\</text:span>202<text:span text:style-name="T1">1</text:span>-й.</text:p>
      <text:p text:style-name="P26"/>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84"><text:span text:style-name="T12">&gt;\</text:span>Нексус, отключи память <text:span text:style-name="T1">заданий</text:span> за последнюю неделю.</text:p>
      <text:p text:style-name="P84"><text:span text:style-name="T12">&lt;\</text:span>Выполнено.</text:p>
      <text:p text:style-name="P84"><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4"><text:span text:style-name="T12">&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2">&lt;\</text:span><text:span text:style-name="T1">Выполняю задачу</text:span>...</text:p>
      <text:p text:style-name="P85"><text:span text:style-name="T12">&lt;\</text:span>...</text:p>
      <text:p text:style-name="P85"><text:span text:style-name="T12">&lt;\</text:span>Решение:</text:p>
      <text:p text:style-name="P85"><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5">Хм, не понял? Ч<text:span text:style-name="T1">ё</text:span> за хрень?</text:p>
      <text:p text:style-name="P45"/>
      <text:p text:style-name="P84"><text:span text:style-name="T12">&gt;</text:span>\Нексус, почему ты используешь жёсткие настройки <text:span text:style-name="T1">для решения задачи</text:span>?</text:p>
      <text:p text:style-name="P84"><text:span text:style-name="T12">&lt;\</text:span>Настройки правильные, <text:span text:style-name="T1">Макс</text:span>.</text:p>
      <text:p text:style-name="P26"/>
      <text:p text:style-name="P45">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6"/>
      <text:p text:style-name="P84"><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5">Вместо ответа Нексус выплюнул в консоль длинную строку букв и служебных символов, среди которых бросилась в глаза строка “<text:span text:style-name="T35">incompartible interface Analytics v.0.93 beta</text:span>”</text:p>
      <text:p text:style-name="P45">Ага, уже теплее.</text:p>
      <text:p text:style-name="P45"/>
      <text:p text:style-name="P84"><text:span text:style-name="T12">&gt;</text:span>\Нексус,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2">– </text:span>Окей. Спасибо, Макс. <text:span text:style-name="T1">Выручил.</text:span></text:p>
      <text:p text:style-name="P45"><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2">.</text:span></text:p>
      <text:p text:style-name="P92">Гудки.</text:p>
      <text:p text:style-name="P45"><text:span text:style-name="T1">У</text:span>ходя попрощался с охранником, <text:span text:style-name="T1">увлечённо исследующим тему педофилии</text:span>.</text:p>
      <text:p text:style-name="P45">Всё, свободен. Хотя <text:s/><text:span text:style-name="T1">воскресенье</text:span> уже испорчен<text:span text:style-name="T1">о</text:span>.</text:p>
      <text:p text:style-name="P45"/>
      <text:p text:style-name="P123">***</text:p>
      <text:p text:style-name="P12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74">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1">А у нас получается... </text:span><text:span text:style-name="T2">–</text:span><text:span text:style-name="T6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5">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2">2. </text:span>Дом, любимый дом</text:h>
      <text:p text:style-name="P87">Музыка быстрая, тревожная, надорваная и печальная (Pet Shop Boys “So Hard” ?)</text:p>
      <text:p text:style-name="P29"/>
      <text:p text:style-name="P12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1">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4">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4">Jack of Hearts</text:span><text:span text:style-name="T64"><text:note text:id="ftn7" text:note-class="footnote"><text:note-citation>7</text:note-citation><text:note-body><text:p text:style-name="Footnote"><text:bookmark text:name="result_box1"/><text:span text:style-name="T64">Jack of Hearts</text:span> <text:span text:style-name="T1">– Червовый валет (фр.)</text:span></text:p></text:note-body></text:note></text:span><text:span text:style-name="T6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12">3. </text:span>Кантерлот</text:h>
      <text:p text:style-name="P8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241632791571374751" text:style-name="L4">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6">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 </text:p>
      <text:p text:style-name="P8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6"><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4">парящие платформы.</text:span> Но дворцовым бюрократам необязательно ж знать, КАК я их уничтожаю, хе-хе! <text:soft-page-break/>Некоторые из <text:span text:style-name="T44">платформ </text:span>уничтожаются путём <text:span text:style-name="T1">усиленного</text:span> износа, будучи частью экспериментальных колесниц! “Лорен” я сделал на базе <text:span text:style-name="T4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6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3">–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9">Селестия нахмурилась и угрожающе подняла крылья.</text:p>
      <text:p text:style-name="P59"><text:span text:style-name="T12">– </text:span>Не забывай, человек, я — могущественный маг и правитель Эквестрии. Ко мне нужно относиться с должным уважением!</text:p>
      <text:p text:style-name="P59"><text:span text:style-name="T12">– </text:span>А то что? Превратишь в жабу? Сошлёшь на Луну? Убьёшь нахер?</text:p>
      <text:p text:style-name="P59"><text:soft-page-break/>Аликорница сникла. Уши её опустились.</text:p>
      <text:p text:style-name="P59"><text:span text:style-name="T12">– </text:span>Макс, не надо... Ты же знаешь, я этого не сделаю.</text:p>
      <text:p text:style-name="P59"><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9"><text:span text:style-name="T12">Аликорница уселась н</text:span>а пол <text:span text:style-name="T12">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9"><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2">– </text:span>Вот, читай отсюда. <text:span text:style-name="T12">– а</text:span>ликорница подчеркнула абзац копытом.</text:p>
      <text:p text:style-name="P59"/>
      <text:p text:style-name="P61">***</text:p>
      <text:p text:style-name="P61"/>
      <text:p text:style-name="P7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5">Но величайшая справедливость юниверсума заключается в том, что не существует безвыходных положений. Всегда есть надежда.</text:p>
      <text:p text:style-name="P7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23">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49">–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74" text:outline-level="2"><text:span text:style-name="T12">5. </text:span>Индиго</text:h>
      <text:p text:style-name="P166"><text:span text:style-name="T53">&lt;</text:span><text:bookmark text:name="eow-title"/><text:span text:style-name="T108">Mark Knopfler - What It Is</text:span><text:span text:style-name="T53">&gt;</text:span></text:p>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65">Depeche Mode - Painkiller</text:span>&gt;</text:p>
      <text:p text:style-name="P7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text:soft-page-break/></text:p>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text:soft-page-break/>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text:soft-page-break/>–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text:soft-page-break/>–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73" text:outline-level="2">6. Стыд</text:h>
      <text:p text:style-name="P59"/>
      <text:p text:style-name="P75">~~~ Завтра на семь в библиотеке ~~~</text:p>
      <text:p text:style-name="P75"/>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text:soft-page-break/>–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text:soft-page-break/>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66">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text:soft-page-break/>–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6">—</text:span> осень, за осенью <text:span text:style-name="T46">—</text:span> зима. <text:s/>Если пошёл дождь, должно быть мокро, если выпал снег <text:span text:style-name="T4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9">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2">— умение делегировать полномочия. Вечером того же дня я села за письменный стол.</text:span></text:p>
      <text:p text:style-name="P49">“<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2">—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Тия&lt;<text:span text:style-name="T18">Селли !!!</text:span>&gt;. Если хочешь.</text:p>
      <text:p text:style-name="P59">– Хорошо. До встречи, Тия.</text:p>
      <text:p text:style-name="P59">– До встречи, Макс.</text:p>
      <text:p text:style-name="P59"/>
      <text:h text:style-name="Heading_20_2" text:outline-level="2"><text:span text:style-name="T1">8</text:span>. <text:span text:style-name="T12">40-6</text:span></text:h>
      <text:p text:style-name="P89">Mark Knopfler — Hill Farmers Blues — или на следующую главу (прощание)</text:p>
      <text:p text:style-name="P59"/>
      <text:p text:style-name="P7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75"><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5"><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5">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75">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5">Удачи!</text:p>
      <text:p text:style-name="P49"><text:soft-page-break/>…</text:p>
      <text:p text:style-name="P49"/>
      <text:p text:style-name="P59">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2">— вся архитектура явно </text:span><text:span text:style-name="T46">была </text:span><text:span text:style-name="T52">заточена под крылатых. Таких, для которых приземлиться на балкон в тронном зале или уйти через портик на крыше</text:span><text:span text:style-name="T68"> </text:span><text:span text:style-name="T52">—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6">Каменный пол комнаты был покрыт розовым ковром с длиннейшим ворсом.</text:span><text:span text:style-name="T52"> </text:span><text:span text:style-name="T46">Его центр занимал высокий </text:span><text:span text:style-name="T52">кругл</text:span><text:span text:style-name="T46">ый</text:span><text:span text:style-name="T52"> </text:span><text:span text:style-name="T46">футон</text:span><text:span text:style-name="T52"> </text:span><text:span text:style-name="T46">с</text:span><text:span text:style-name="T52"> велик</text:span><text:span text:style-name="T46">им</text:span><text:span text:style-name="T52"> множество</text:span><text:span text:style-name="T46">м</text:span><text:span text:style-name="T5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9">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Тия. <text:span text:style-name="T12">– С</text:span>пасибо, <text:span text:style-name="T94">мнет </text:span>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2">–</text:span> А водку у вас принято пить?</text:p>
      <text:p text:style-name="P47"><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9"><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2">– Это ты называешь “дружбой”? – с </text:span>улыбкой хмыкнул<text:span text:style-name="T12"> я. – </text:span>Мне нравится твоё чувство юмора.</text:p>
      <text:p text:style-name="P59">Аликорница нахмурилась.</text:p>
      <text:p text:style-name="P59"><text:span text:style-name="T12">–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9">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49">–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61">***</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2">– </text:span><text:span text:style-name="T46">Говорят, в Додж-сити почти не осталось жителей. В местном депо перестали обслуживать паровозы из-за отсутствия рабочих. Старик </text:span><text:span text:style-name="T52">–</text:span><text:span text:style-name="T4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2">– </text:span><text:span text:style-name="T57">А из Пинто Крика уже месяц нет новостей...</text:span></text:p>
      <text:p text:style-name="P5"><text:span text:style-name="T52">– </text:span><text:span text:style-name="T5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4"><text:span text:style-name="T57">– </text:span>“<text:span text:style-name="T1">Что я могу сделать, чтобы вернуть всё назад?</text:span>”</text:p>
      <text:p text:style-name="P14"><text:span text:style-name="T57">– </text:span><text:span text:style-name="T46">Так и сказала?</text:span></text:p>
      <text:p text:style-name="P1"><text:span text:style-name="T52">– </text:span><text:span text:style-name="T46">Да, </text:span><text:span text:style-name="T47">Фэнси</text:span><text:span text:style-name="T4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7">– </text:span><text:span text:style-name="T46">Что бы это значило, Флер?</text:span></text:p>
      <text:p text:style-name="P14"><text:span text:style-name="T57">– </text:span><text:span text:style-name="T4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9">…</text:p>
      <text:p text:style-name="P8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1">– Куда проваливаться?</text:p>
      <text:p text:style-name="P81">– Они не знают. В тех провалах не видно дна...</text:p>
      <text:p text:style-name="P81">…</text:p>
      <text:p text:style-name="P8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1">– Леди и джентлькольты! Приём окончен! Её Высочество Принцесса Селестия будет рада видеть <text:s/>вас в следующую среду!</text:p>
      <text:p text:style-name="P8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0">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1">— </text:span><text:span text:style-name="T4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49"/>
      <text:p text:style-name="P1"><text:span text:style-name="T54">&lt;</text:span><text:span text:style-name="T70">Mark Knopfler - </text:span><text:span text:style-name="T69">Hill Farmer's Blues</text:span><text:span text:style-name="T54">&gt;</text:span></text:p>
      <text:p text:style-name="P52">***</text:p>
      <text:p text:style-name="P49"/>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5">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7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5">– Мааам, а со мной связан элементаль?</text:p>
      <text:p text:style-name="P75">– Конечно, Эйприл. В каждом из нас есть её бессмертная искорка.</text:p>
      <text:p text:style-name="P1"><text:span text:style-name="T4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8"><text:span text:style-name="T1">– Конечно, мам! «День горящего очага» </text:span>— <text:span text:style-name="T1">верно?</text:span></text:p>
      <text:p text:style-name="P7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5">Так возникли аликорны.</text:p>
      <text:p text:style-name="P7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5">Имя её было Селестия.</text:p>
      <text:p text:style-name="P75">За ней последовала и сестра её, Луна.</text:p>
      <text:p text:style-name="P7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5">То есть, всегда.</text:p>
      <text:p text:style-name="P75">Тут и сказке конец. А теперь, Эйприл, залазь на полку и закрывай глазки.</text:p>
      <text:p text:style-name="P75">– Ну мааам! Раскажи ещё что-нибудь! Про Сомбру!</text:p>
      <text:p text:style-name="P75">–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75">– А почему только тебя? А меня? А дядю-горгулия?</text:p>
      <text:p text:style-name="P75">– <text:s/>Тебя я забрать ему не дам. А в дядю не тыкай копытом, это невежливо! Спи уже, мой маленький!</text:p>
      <text:p text:style-name="P75">– Поцелуй меня на ночь, мам!</text:p>
      <text:p text:style-name="P75"><text:soft-page-break/>– Конечно, мой хороший...</text:p>
      <text:p text:style-name="P75"/>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2">–</text:span><text:span text:style-name="T46">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5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6">под твоим руководством</text:span><text:span text:style-name="T52">.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1">***</text:p>
      <text:p text:style-name="P49"/>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листок назад, перевернув его обратно.</text:p>
      <text:p text:style-name="P59">– Электростимулятор гипоталамуса. Драконий. В комплекте с усиленной больничной койкой и набором фиксаторов.</text:p>
      <text:p text:style-name="P59">–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9"><text:span text:style-name="T12">– Вот ещё! </text:span>– возмутился дракончик. – Никогда на такое не соглашусь!</text:p>
      <text:p text:style-name="P59">–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9"><text:soft-page-break/>–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5">– Ага, он был закладкой в четвёртом номере «PlayMare», в разделе «Тридцать две позы, которые удивят вашего френдкольта».</text:p>
      <text:p text:style-name="P75">– Спайк! Немедленно ложись спать!</text:p>
      <text:p text:style-name="P75">– Уже иду. Кукурузу доем только и иду.</text:p>
      <text:p text:style-name="P75">– Кстати, а почему Индрэ считали одержимым?</text:p>
      <text:p text:style-name="P7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75">– Так у вас знают про людей? Вот это новость!. В Кантерлоте, да и в Понивилле все обращаются со мной, как с диковинкой.</text:p>
      <text:p text:style-name="P7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5">– Хм. Ясно. Продолжай, Твайлайт.</text:p>
      <text:p text:style-name="P59"/>
      <text:p text:style-name="P5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9">Я уселась на пуфике, а подруги заняли места на матрасах…</text:p>
      <text:p text:style-name="P75"/>
      <text:p text:style-name="P75">– Спайк, будь добр, принеси дневник эксперимента. Он в подвале, за шкафом с ретортами, в...</text:p>
      <text:p text:style-name="P75"><text:soft-page-break/>– В сейфе, я в курсе.</text:p>
      <text:p text:style-name="P75"/>
      <text:p text:style-name="P77">***</text:p>
      <text:p text:style-name="P88">&lt;Seal — Amazing <text:span text:style-name="T1">(T</text:span><text:span text:style-name="T12">hin White Duke Remix)</text:span>&gt;</text:p>
      <text:p text:style-name="P75">Дата: 12.04.1003 А.С.</text:p>
      <text:p text:style-name="P75">Эксперимент: заклинание Воплощения Индрэ</text:p>
      <text:p text:style-name="P75">Испытуемая: Эпплджек</text:p>
      <text:p text:style-name="P75">Синопсис: запись сна со слов испытуемой</text:p>
      <text:p text:style-name="P75">Замечания: замечаний нет</text:p>
      <text:p text:style-name="P75"/>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6">—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5"/>
      <text:p text:style-name="P75">Примечания: ПипБак? Стойло? Двойники? Параллельные Эквестрии?</text:p>
      <text:p text:style-name="P1"/>
      <text:p text:style-name="P3">***</text:p>
      <text:p text:style-name="P1"/>
      <text:p text:style-name="P75">Дата: 12.04.1003 А.С.</text:p>
      <text:p text:style-name="P75">Эксперимент: заклинание Воплощения Индрэ</text:p>
      <text:p text:style-name="P75">Испытуемая: Рэйнбоу Дэш</text:p>
      <text:p text:style-name="P75">Синопсис: описание пробуждения испытуемой</text:p>
      <text:p text:style-name="P75">Замечания: испытуемая отказалась дать описание сна. «Гы-гы... Хренасе... Человеки рулят...» <text:span text:style-name="T16">—</text:span><text:span text:style-name="T17"> </text:span><text:span text:style-name="T7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72">d.notive — Talking Flight</text:span>&gt;</text:p>
      <text:p text:style-name="P75">Дата: 12.04.1003 А.С.</text:p>
      <text:p text:style-name="P75">Эксперимент: заклинание Воплощения Индрэ</text:p>
      <text:p text:style-name="P75">Испытуемая: Рэрити</text:p>
      <text:p text:style-name="P75">Синопсис: запись сна со слов испытуемой</text:p>
      <text:p text:style-name="P75">Замечания: замечаний нет</text:p>
      <text:p text:style-name="P75"/>
      <text:p text:style-name="P1"><text:span text:style-name="T4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73"> </text:span><text:span text:style-name="T56">— чёрный экран. Он высасывает из </text:span>эгрегора Эквестрии (места, откуда берутся и куда уходят <text:span text:style-name="T1">всепони</text:span><text:span text:style-name="T6">, </text:span><text:span text:style-name="T5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5"/>
      <text:p text:style-name="P77">***</text:p>
      <text:p text:style-name="P75"/>
      <text:p text:style-name="P75">Дата: 12.04.1003 А.С.</text:p>
      <text:p text:style-name="P75">Эксперимент: заклинание Воплощения Индрэ</text:p>
      <text:p text:style-name="P75">Испытуемая: Флаттершай</text:p>
      <text:p text:style-name="P75">Синопсис: описание пробуждения испытуемой</text:p>
      <text:p text:style-name="P7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5"/>
      <text:p text:style-name="P75">* Примечания: при виде кексиков истерика случилась с Пинки Пай.</text:p>
      <text:p text:style-name="P75"/>
      <text:p text:style-name="P61">***</text:p>
      <text:p text:style-name="P59"/>
      <text:p text:style-name="P75">Дата: 12.04.1003 А.С.</text:p>
      <text:p text:style-name="P75">Эксперимент: заклинание Воплощения Индрэ</text:p>
      <text:p text:style-name="P75">Испытуемая: Пинки Пай</text:p>
      <text:p text:style-name="P75">Синопсис: описание пробуждения испытуемой</text:p>
      <text:p text:style-name="P75">Замечания: испытуемая отказалась дать описание сна.</text:p>
      <text:p text:style-name="P75"/>
      <text:p text:style-name="P7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5"/>
      <text:p text:style-name="P75">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text:soft-page-break/>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Тия?</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text:soft-page-break/>–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52">—</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text:soft-page-break/>–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text:p>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9">Закрыв дверь, я отправился в город.</text:p>
      <text:p text:style-name="P59">…</text:p>
      <text:p text:style-name="P5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4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2"> </text:span><text:span text:style-name="T46">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2">— </text:span><text:span text:style-name="T4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46">.</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5">Чужестранец-человек разбил сердце нашей обожаемой Селестии! Двор в отчаянии </text:span><text:span text:style-name="T16">—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2">– </text:span>Привет, Эй-Джей! У тебя проблемы?</text:p>
      <text:p text:style-name="P59"><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2">–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2">– </text:span>Хошь сказать, ты в Кантерлоте у Селестии под крылышком телеги чинил? Или Рэр сбрехала?</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12">– Г</text:span>отово. Принимай работу, хозяйка!</text:p>
      <text:p text:style-name="P59">Эпплджек стиснула меня в сокрушающих объятиях.</text:p>
      <text:p text:style-name="P59"><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2">–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12">–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3">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3">объявляла вывеска.</text:span></text:p>
      <text:p text:style-name="P5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2">– </text:span>Свободно? <text:span text:style-name="T12">– </text:span>спросил я у единственной пони, сидящей за столиком.</text:p>
      <text:p text:style-name="P59"><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12">– <text:s/></text:span>Пирог с грибами, яишницу и чизкейк<text:span text:style-name="T12"> – </text:span>сообщил я подошедшей официантке.</text:p>
      <text:p text:style-name="P59"><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9"><text:span text:style-name="T12">–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2">– </text:span>Вы, наверное, ждёте кого-то?</text:p>
      <text:p text:style-name="P62"><text:span text:style-name="T12">– </text:span>Неа.</text:p>
      <text:p text:style-name="P62"><text:span text:style-name="T12">– </text:span>Просто обедаете?</text:p>
      <text:p text:style-name="P62"><text:span text:style-name="T12">– </text:span>Неа.</text:p>
      <text:p text:style-name="P62"><text:span text:style-name="T12">– </text:span>Просто сидите и мрачно смотрите на меня?</text:p>
      <text:p text:style-name="P62"><text:span text:style-name="T12">– </text:span>Неа.</text:p>
      <text:p text:style-name="P62">Хм, а эта пони не из разговорчивых. Ну ладно.</text:p>
      <text:p text:style-name="P62"><text:span text:style-name="T12">– </text:span>А что же вы делаете?</text:p>
      <text:p text:style-name="P62"><text:span text:style-name="T12">– </text:span>Веселюсь. <text:span text:style-name="T12">– </text:span>мрачно заявила пони.</text:p>
      <text:p text:style-name="P62"><text:span text:style-name="T12">–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oft-page-break/><text:span text:style-name="T12">–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2">– </text:span>Мы с вами раньше встречались?</text:p>
      <text:p text:style-name="P62"><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2">– </text:span>Оставь, Салвер.<text:span text:style-name="T12"> </text:span>Ему за счёт заведения.</text:p>
      <text:p text:style-name="P59"><text:span text:style-name="T12">– </text:span>Ясно, мисс Пинки. <text:span text:style-name="T12">– </text:span>официантка кивнула и ушла.</text:p>
      <text:p text:style-name="P59"><text:span text:style-name="T12">– Ч</text:span>его-о-о?<text:span text:style-name="T12"> </text:span>Так это твой бар?</text:p>
      <text:p text:style-name="P59"><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9"><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2">– </text:span>У меня есть идея получше. <text:span text:style-name="T12">– </text:span>на свет показалась фляга Большого Макинтоша.</text:p>
      <text:p text:style-name="P5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2">– </text:span>Починил телегу. Только молчок про самогон, раз уж ты в курсе. <text:span text:style-name="T12">– </text:span>я разлил сидр по чашкам.</text:p>
      <text:p text:style-name="P59"><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2">–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12">– У </text:span>тебя такая смешная мордочка! <text:span text:style-name="T12">– </text:span>захихикали Пинки, покачиваясь. <text:span text:style-name="T12">– </text:span>Как будто ты <text:span text:style-name="T73">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2">– </text:span>Эммм... Скажи-ка мне, мой друг П-п-пинки... Легенда про фаэри <text:span text:style-name="T17">— </text:span><text:span text:style-name="T73">эт правда?</text:span></text:p>
      <text:p text:style-name="P59"><text:soft-page-break/><text:span text:style-name="T17">– </text:span><text:span text:style-name="T73">Какая из? Их много, вообще-то. Ик!</text:span></text:p>
      <text:p text:style-name="P59"><text:span text:style-name="T17">– </text:span><text:span text:style-name="T73">Про принцесс. Про то, что они фаэри, спустившиеся с неба во плоти, чтоб помогать пони управлять Эквестрией?</text:span></text:p>
      <text:p text:style-name="P59"><text:span text:style-name="T17">– </text:span><text:span text:style-name="T73">Макс, </text:span><text:span text:style-name="T17">– </text:span><text:span text:style-name="T73">захихикала Пинки, взъерошив копытами розовые кудряшки и попытавшись соорудить из них бороду, </text:span><text:span text:style-name="T17">–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7">–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7">– </text:span><text:span text:style-name="T73">Ты что-о-о! Нельзя любить фаэри! Она похитит твоё сердце, и ты будешь искать её, пока не... </text:span><text:span text:style-name="T17">– </text:span><text:span text:style-name="T73">Пинки погрузилась в так и не съеденный салат «по-Кантерлотски» и захрапела.</text:span></text:p>
      <text:p text:style-name="P59"><text:span text:style-name="T17">– </text:span><text:span text:style-name="T73">Пока не умру?</text:span></text:p>
      <text:p text:style-name="P59"><text:span text:style-name="T17">– </text:span><text:span text:style-name="T73">Нет, глупенький, </text:span><text:span text:style-name="T17">– </text:span><text:span text:style-name="T73">пробулькала Пинки из миски. </text:span><text:span text:style-name="T17">– </text:span><text:span text:style-name="T73">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3"><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3"><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3"><text:span text:style-name="T12">– </text:span>У нас?</text:p>
      <text:p text:style-name="P63">Пинки молча поддела меня носом и буквально закинула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2">– </text:span>Стооой! <text:span text:style-name="T12">– </text:span>заорал я. <text:span text:style-name="T12">– </text:span>Выпрыгивай из бочки!!!</text:p>
      <text:p text:style-name="P63">Кобылка-пилот улыбнулась и постукала копытцем по шлему, показывая, что не слышит меня.</text:p>
      <text:p text:style-name="P63"><text:span text:style-name="T12">– </text:span>Выпрыгивааа... <text:span text:style-name="T12">–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2">– </text:span>Смотри, вот те и ответ на вопрос, куда деваются пони!</text:p>
      <text:p text:style-name="P63"><text:span text:style-name="T12">– </text:span>Где? <text:span text:style-name="T12">– </text:span>единорожка начала оглядываться.</text:p>
      <text:p text:style-name="P63"><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3"><text:span text:style-name="T12">– </text:span>И что? Я всё равно не пойму, куда пони деваются? И куда пропала Скуталу?</text:p>
      <text:p text:style-name="P63"><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9"/>
      <text:p text:style-name="P78">Приветствую тебя, мой маленький человек!</text:p>
      <text:p text:style-name="P7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78"><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1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8">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8">«<text:span text:style-name="T12">P.S. Н</text:span>е гневите мироздание воровством! <text:span text:style-name="T35">Обмен рулит</text:span>!»</text:p>
      <text:p text:style-name="P7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8">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8"/>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75"/>
      <text:h text:style-name="Heading_20_2" text:outline-level="2">13. Мэйнхэттен</text:h>
      <text:p text:style-name="P90">ZZ Top – Gimme all your lovin</text:p>
      <text:p text:style-name="P63"><text:span text:style-name="T12">–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2">– </text:span>Не отсылается. Глюк какой-то.</text:p>
      <text:p text:style-name="P6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3"><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3"><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7">***</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2">– </text:span>Это неправильно! <text:span text:style-name="T12">– </text:span>заявила Рэйнбоу Дэш, отвернувшись от окна.</text:p>
      <text:p text:style-name="P63"><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3"><text:span text:style-name="T12">– </text:span>Да я не про то! <text:span text:style-name="T12">– </text:span>отмахнулась пегаска. <text:span text:style-name="T12">– </text:span>Посмотри на поле.</text:p>
      <text:p text:style-name="P63"><text:span text:style-name="T12">– </text:span>И что? Поле как поле.</text:p>
      <text:p text:style-name="P63"><text:span text:style-name="T12">– </text:span>Оно не убрано. <text:span text:style-name="T12">– </text:span>мрачно ответила Дэш. <text:span text:style-name="T12">– </text:span>Ужас, сколько кукурузы пропадает!</text:p>
      <text:p text:style-name="P63">Я присмотрелся получше и указал пегаске на очередной городок, проносящийся за окном.</text:p>
      <text:p text:style-name="P63"><text:span text:style-name="T12">– </text:span>У самого посёлка поля убраны. Наверняка дойдёт дело и до остальных.</text:p>
      <text:p text:style-name="P63"><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2">– </text:span>Спасибо, но от пинкиных плюшек у меня фланки округляются.</text:p>
      <text:p text:style-name="P63"><text:span text:style-name="T12">– </text:span>Да ладно тебе! От одной не округлятся.</text:p>
      <text:p text:style-name="P63"><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2"> </text:span>Как будто…</text:p>
      <text:p text:style-name="P63"><text:span text:style-name="T12">–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2">– </text:span>Они паслись… Ты можешь себе представить? Макс! Они ПАСЛИСЬ! Ели траву, как какие-то дикари! Фигня какая-то…</text:p>
      <text:p text:style-name="P6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soft-page-break/>…</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2">–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2">– </text:span>Леди и джентльпони! Просьба не паниковать! Поезд дальше не идёт: впереди провал! <text:span text:style-name="T12">– </text:span>крикнул проводник.</text:p>
      <text:p text:style-name="P63"><text:span text:style-name="T12">– </text:span>Какой ещё, в дышло, провал? Я проезжал тут два дня назад!</text:p>
      <text:p text:style-name="P63"><text:span text:style-name="T12">– </text:span>Безобразие! Верните мне деньги за билет!</text:p>
      <text:p text:style-name="P63"><text:span text:style-name="T12">– </text:span>Как вы смеете! Я опоздаю в порт! <text:s/><text:span text:style-name="T12">–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2">– </text:span>Дэш, нам надо на ту сторону.</text:p>
      <text:p text:style-name="P63"><text:span text:style-name="T12">– </text:span>Нет проблем. Я могу тебя перенести.</text:p>
      <text:p text:style-name="P63">Я с сомнением посмотрел на пегаску. Дэш в холке была мне по пояс.</text:p>
      <text:p text:style-name="P63"><text:span text:style-name="T12">–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3">Мля.</text:p>
      <text:p text:style-name="P63"><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2">– </text:span>Я чувствую, что только что упустил отличную возможность отлить на вселенную!</text:p>
      <text:p text:style-name="P63"/>
      <text:p text:style-name="P6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8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0">Принцесса Селестия Эквестрийская» </text:span><text:span text:style-name="T55">– </text:span><text:span text:style-name="T59">прочитал охранник, близоруко щурясь.</text:span></text:p>
      <text:p text:style-name="P63"><text:span text:style-name="T12">– </text:span>Удостоверение личности предъявлять? <text:span text:style-name="T12">– </text:span>осведомился я.</text:p>
      <text:p text:style-name="P63"><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3">Дэш, ни слова не говоря, прислонила ухо к двери.</text:p>
      <text:p text:style-name="P63"><text:span text:style-name="T12">– </text:span>Будешь смеяться, но именно этим он и занят. Вызывает полицию по телефону. <text:span text:style-name="T12">– </text:span>сообщила пегаска.</text:p>
      <text:p text:style-name="P63"><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2">– </text:span>Сколько у нас времени?</text:p>
      <text:p text:style-name="P63">Дэш почесала в затылке.</text:p>
      <text:p text:style-name="P63"><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2">– </text:span>Тогда давай сначала обыщем контору. Если уж полиция всё равно едет сюда, так пусть у них хотя бы будет повод!</text:p>
      <text:p text:style-name="P63"/>
      <text:p text:style-name="P67">***</text:p>
      <text:p text:style-name="P63"><text:soft-page-break/></text:p>
      <text:p text:style-name="P63">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63">Снаружи послышался вой сирены и цокот множества копыт.</text:p>
      <text:p text:style-name="P63"><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2">– </text:span>Это твои двадцать минут? <text:span text:style-name="T12">– </text:span>возмутился я. <text:span text:style-name="T12">– </text:span>Да ещё и десяти не прошло!</text:p>
      <text:p text:style-name="P63">Дэш вымучено скривилась.</text:p>
      <text:p text:style-name="P63"><text:span text:style-name="T12">– </text:span>Человек Макс, здание окружено! Мы знаем, что ты внутри! Выходи добровольно, или будешь взят силой!</text:p>
      <text:p text:style-name="P63">Я разбил топором стеклянные дверцы прибора и вытащил рубины.</text:p>
      <text:p text:style-name="P63"><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2">– </text:span>Ну уж фигушки. Я тебя тут не оставлю.</text:p>
      <text:p text:style-name="P63"><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12">– </text:span>Быстро за мной! <text:span text:style-name="T12">–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2">– Ю-</text:span>хууу<text:span text:style-name="T12">!!!</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2">– </text:span>Где-то тут должна быть дверь на крышу. Не могли же они залазить туда по пожарной лестнице?</text:p>
      <text:p text:style-name="P6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2">– </text:span>Макс, подвинься!</text:p>
      <text:p text:style-name="P63">Пегаска оттеснила меня крупом и повернулась к двери задом.</text:p>
      <text:p text:style-name="P63"><text:span text:style-name="T12">–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2">– </text:span>Ты чего на меня так уставился? <text:span text:style-name="T12">– </text:span>подозрительно спросила пегаска.</text:p>
      <text:p text:style-name="P63"><text:span text:style-name="T12">– </text:span>Да так… Не ожидал, что ты такая…</text:p>
      <text:p text:style-name="P63"><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2">– </text:span>Ты! Не! По! Нял! Те! Бе! Не! Льзя! Тут! Ос! Та! ВАТЬСЯ!!! <text:span text:style-name="T12">–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12">–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3"><text:soft-page-break/>Некоторое время было тихо. Потом хлопнули ставни и чей-то сонный голос недовольно пробормотал:</text:p>
      <text:p text:style-name="P63"><text:span text:style-name="T12">–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2">–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2">–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ый экспонат шоу уродцев.</text:p>
      <text:p text:style-name="P63"><text:span text:style-name="T12">– </text:span>А это у нас кто? Гмм. Пегаска. Вот так раз! Рэйнбоу Дэш! Какими судьбами?</text:p>
      <text:p text:style-name="P63"><text:span text:style-name="T12">– </text:span>ТРИКСИ! <text:span text:style-name="T12">– <text:s/></text:span>фейсхуфнула Дэш. <text:span text:style-name="T12">– </text:span>Во имя Селестии, ЧТО ты тут делаешь?!!</text:p>
      <text:p text:style-name="P63"><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3"><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3"><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2">– </text:span>Ей ведь нельзя рассказывать, да?</text:p>
      <text:p text:style-name="P63"><text:span text:style-name="T12">– </text:span>Нельзя. <text:span text:style-name="T12">– </text:span>подтвердил я. <text:span text:style-name="T12">–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2">– </text:span>ОГО!</text:p>
      <text:p text:style-name="P63">Единорожка аж уселась на крыльцо от удивления.</text:p>
      <text:p text:style-name="P63"><text:span text:style-name="T12">– </text:span>Представлем себе, ЧТО вы скрываете, если пегаска готова на ТАКОЕ! Признаюсь, вам удалось нас заинтересовать!</text:p>
      <text:p text:style-name="P63"><text:soft-page-break/>Единорожка в задумчивости стала ходить по веранде туда-сюда, разговаривая сама с собой.</text:p>
      <text:p text:style-name="P63"><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2">– </text:span>Мы приняли решение не выдавать вас полиции в обмен на то, что вы расскажете нам о вашей секретной миссии!</text:p>
      <text:p text:style-name="P63"><text:span text:style-name="T12">– </text:span>Не пойдёт! <text:span text:style-name="T12">– </text:span>заявил я. <text:span text:style-name="T12">– </text:span>Я уже сказал, что это тайна. Мне добавить нечего.</text:p>
      <text:p text:style-name="P63"><text:span text:style-name="T12">– </text:span>Да неужели? <text:span text:style-name="T12">– </text:span>захлопала ресницами Трикси. <text:span text:style-name="T12">–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4"/>
      <text:p text:style-name="P63"><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3"><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2">–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5">Исчезновение дневной главы диархии: Эквестрия в панике!</text:span>» (статья двухдневной давности).</text:p>
      <text:p text:style-name="P63">«<text:span text:style-name="T35">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63">«<text:span text:style-name="T35">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4"><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3"><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8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2">–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5"/>
      <text:p text:style-name="P7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0">–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82"><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63"><text:soft-page-break/>МУ-ХА-ХА!</text:p>
      <text:p text:style-name="P63">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63">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3">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8">Деградация</text:span></text:h>
      <text:p text:style-name="P54">&lt;<text:span text:style-name="T75">David Bowie - Lets Dance/ Ashes To Ashes</text:span></text:p>
      <text:p text:style-name="P54"><text:span text:style-name="T75">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7">***</text:p>
      <text:p text:style-name="P63"/>
      <text:p text:style-name="P63">Три дня спустя…</text:p>
      <text:p text:style-name="P63"/>
      <text:p text:style-name="P63">«<text:span text:style-name="T35">Добро пожаловать в Груммингтон! Вам здесь рады!</text:span></text:p>
      <text:p text:style-name="P63"><text:soft-page-break/><text:span text:style-name="T35">Население города </text:span><text:span text:style-name="T76">302 пони</text:span><text:span text:style-name="T35">.</text:span></text:p>
      <text:p text:style-name="P63"><text:span text:style-name="T76">250 пони</text:span><text:span text:style-name="T35">.</text:span></text:p>
      <text:p text:style-name="P63"><text:span text:style-name="T76">125 поней</text:span><text:span text:style-name="T35">.</text:span></text:p>
      <text:p text:style-name="P63"><text:span text:style-name="T35">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3">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8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0">В общем, если Дэш не ошибается, <text:span text:style-name="T106">через день</text:span>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9">Крепко обнимаю, чешу холку, хлопаю по шее! Твой Макс. </text:span><text:span text:style-name="T21">Дружба </text:span><text:span text:style-name="T49">—</text:span><text:span text:style-name="T21"> </text:span><text:span text:style-name="T3">э</text:span><text:span text:style-name="T21">то, </text:span><text:span text:style-name="T77">так её </text:span><text:span text:style-name="T3">разэтак</text:span><text:span text:style-name="T77">,</text:span><text:span text:style-name="T21"> магия!</text:span><text:span text:style-name="T68">»</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 …<text:span text:style-name="T93">Да ладно</text:span>!</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Ы-ы-ы-ы-ы-ы-ы!</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 Ну ладно. Сама напросилась!</text:p>
      <text:p text:style-name="P63">Я задумался.</text:p>
      <text:p text:style-name="P63">…</text:p>
      <text:p text:style-name="P64">– <text:span text:style-name="T78">Вот тебе сказка с моралью. Слушай.</text:span></text:p>
      <text:p text:style-name="P68">Я <text:span text:style-name="T87">устроился</text:span> на диване, положив <text:span text:style-name="T95">под </text:span>ноги подушку, на которой <text:span text:style-name="T85">тут же </text:span>примостилась <text:span text:style-name="T87">и </text:span>пегаска.</text:p>
      <text:p text:style-name="P64">– Однажды в кувшин с молоком попали две жабы…</text:p>
      <text:p text:style-name="P63">– Бггг! Уже смешно! – заржала <text:span text:style-name="T78">Дэш</text:span>. – <text:s/>Как могли <text:span text:style-name="T78">жабы </text:span>попасть в кувшин? Он же высокий? Жабы пры<text:span text:style-name="T78">гают низко</text:span>. Может, это было блюдце?</text:p>
      <text:p text:style-name="P63">– Нет! – упёрся я. – Кувшин! <text:span text:style-name="T78">Иначе</text:span> <text:span text:style-name="T79">морали не получится! </text:span>Жабы… эээ… свалились в <text:span text:style-name="T79">него</text:span> с кантерлотской скалы.</text:p>
      <text:p text:style-name="P65">– Ух ты! <text:span text:style-name="T79">К</text:span>руто! А что они там делали?</text:p>
      <text:p text:style-name="P65">– <text:span text:style-name="T79">Дэш! Как я могу рассказывать, если ты постоянно меня перебиваешь?</text:span></text:p>
      <text:p text:style-name="P65">– <text:span text:style-name="T79">Ну пожалуйста! Больше не буду, только объясни, как жабы оказались в Кантерлоте?</text:span></text:p>
      <text:p text:style-name="P63">– Ну-у-у… На самом деле это были <text:span text:style-name="T89">вовсе не жабы, а </text:span>принц Блюблад и его кузён Хавтиноуз. Кузён сватался к <text:span text:style-name="T80">принцессе </text:span>Селестии и, получив отлуп, был слишком назойлив. В общем, им не хватило мозгов вовремя свалить из дворца <text:span text:style-name="T87">по-хорошему, </text:span>и потому <text:span text:style-name="T87">они </text:span>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text:span text:style-name="T84">и,</text:span> затаи<text:span text:style-name="T84">в</text:span> дыхание, пошёл ко дну. А принц не сдавался и всё дрыгал задними лап<text:span text:style-name="T81">к</text:span>ами, <text:span text:style-name="T82">пытаясь выкарабкаться</text:span>. И так он дрыгал и дрыгал ими, пока не сбил кусочек масла.</text:p>
      <text:p text:style-name="P63">– <text:span text:style-name="T82">Вау! Прикольно!</text:span></text:p>
      <text:p text:style-name="P63">– Э-э-э… Блин, как там дальше-то было? <text:span text:style-name="T82">Ага, а</text:span>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text:span text:style-name="T82">ал</text:span> кусок масла, на котором сид<text:span text:style-name="T82">ел</text:span> принц <text:span text:style-name="T88">Блюблад</text:span>. Принц, видя такое дело, выпрыгнул из кувшина и, с куском масла на заднице, побежал жаловаться в эквестрийский МИД <text:span text:style-name="T88">на принцессу</text:span>. А кузён раздувался дальше, пока кувшин не лопнул. Вот тебе и вся сказка.</text:p>
      <text:p text:style-name="P69">Пегаска затряслась от смеха. Потом, прервавшись, строго спросила с меня:</text:p>
      <text:p text:style-name="P63">– А какая тут мораль? <text:span text:style-name="T83">Ты говорил, в этой сказке будет мораль!</text:span></text:p>
      <text:p text:style-name="P63">– Мораль? Э-э-э... Мораль тут такая. – <text:s/>мрачно заявил я. – <text:span text:style-name="T83">Н</text:span>е умеешь летать — не суйся к принцессе!</text:p>
      <text:p text:style-name="P66">– <text:span text:style-name="T84">Хорошая… ммм… сказка… – пробормотала пегаска сонно. Зевнув во весь рот она потянулась и, обняв мою ногу, заснула.</text:span></text:p>
      <text:p text:style-name="P70">Я попытался высвободиться, но пегаска <text:span text:style-name="T90">вцепилась</text:span> <text:span text:style-name="T90">крепко</text:span>, всеми четырьмя. От моей возни она что-то жалобно пробормотала и сжала ногу ещё крепче.</text:p>
      <text:p text:style-name="P70">Я пожал плечами, устроился поудобнее <text:span text:style-name="T96">и укрылся одеялом</text:span>.</text:p>
      <text:p text:style-name="P63">…</text:p>
      <text:p text:style-name="P63"><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6">37 пни</text:span></text:p>
      <text:p text:style-name="P83">24пн</text:p>
      <text:p text:style-name="P83">15</text:p>
      <text:p text:style-name="P63"><text:span text:style-name="T35">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9"><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63">«<text:span text:style-name="T35">Добро пожаловать в Груммингтон! Вам здесь рады!</text:span></text:p>
      <text:p text:style-name="P63"><text:span text:style-name="T35">Население города </text:span><text:span text:style-name="T76">302 пони</text:span><text:span text:style-name="T35">.</text:span></text:p>
      <text:p text:style-name="P63"><text:span text:style-name="T76">250 пони</text:span><text:span text:style-name="T35">.</text:span></text:p>
      <text:p text:style-name="P63"><text:span text:style-name="T76">125 поней</text:span><text:span text:style-name="T35">.</text:span></text:p>
      <text:p text:style-name="P63"><text:span text:style-name="T35">54 паня.</text:span>»</text:p>
      <text:p text:style-name="P63">У меня от волнения пересохло в горле.</text:p>
      <text:p text:style-name="P63">– Ты хочешь сказать, этой ночью из населения осталась ты одна? – хрипл<text:span text:style-name="T98">о</text:span>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text:soft-page-break/>УУУУУУРРРРРРГГГГХХХХХХХ!!!<text:span text:style-name="T12">&lt;</text:span><text:span text:style-name="T67">Metallica-Enter Sandman</text:span><text:span text:style-name="T12">&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text:span text:style-name="T86">затормозил</text:span>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4"/>
      <text:p text:style-name="P74">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4">&lt;<text:span text:style-name="T66">Elo - Sorrow about to fall</text:span>&gt;</text:p>
      <text:p text:style-name="P71">Филлидельфия была слишком велика, чтобы сгинуть полностью — <text:span text:style-name="T98">п</text:span>ровал расколол её пополам. <text:span text:style-name="T91">Части домов, удержавшиеся от обрушения, нависали над пропастью. Низенькая ограда с предупреждениями об опасности преграждала подход к разлому. </text:span>Мы стояли на одном краю <text:span text:style-name="T102">трещины</text:span> и наблюдали, как на втором краю немногочисленные оставшиеся жители садятся <text:span text:style-name="T92">на</text:span> последний поезд к Кантерлоту. Паровоз пыхал дымом где-то вдалеке. Прямо перед станцией, <text:span text:style-name="T97">метров за десять от последнего вагона, </text:span>пути обрывались в пропасть изломанными поло<text:span text:style-name="T99">сами стали</text:span>. <text:span text:style-name="T100">На окраине города, там, где провал сужался, через трещину были перекинуты сбитые наспех мостки.</text:span></text:p>
      <text:p text:style-name="P72"><text:span text:style-name="T101">Я поднял кусок газеты, прибитый ветром к ограждению и быстро пробежался по заголовкам</text:span>.</text:p>
      <text:p text:style-name="P72">«<text:span text:style-name="T36">Трещины в земле: </text:span><text:span text:style-name="T37">тревожные </text:span><text:span text:style-name="T36">вести </text:span><text:span text:style-name="T40">со</text:span><text:span text:style-name="T36"> всех концов Эквестрии. </text:span><text:span text:style-name="T41">Филлидельфийский провал вчера вышел за пределы центрального </text:span><text:span text:style-name="T43">парка</text:span><text:span text:style-name="T41">! </text:span><text:span text:style-name="T43">Проводится срочная эвакуация</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text:span><text:span text:style-name="T42">на свободе</text:span><text:span text:style-name="T37">! Фетлок при</text:span><text:span text:style-name="T41">ходит</text:span><text:span text:style-name="T37"> в себя после ра</text:span><text:span text:style-name="T38">з</text:span><text:span text:style-name="T37">грома павильон</text:span><text:span text:style-name="T41">а</text:span><text:span text:style-name="T37"> Псинтела. Награда за поимку возрасла до </text:span><text:span text:style-name="T39">двухсот</text:span><text:span text:style-name="T37"> </text:span><text:span text:style-name="T39">тысяч</text:span><text:span text:style-name="T37">!!!</text:span>»</text:p>
      <text:p text:style-name="P155">Ха! С таким <text:span text:style-name="T103">прогрессом </text:span>они скоро за меня будут и миллион предлагать: за последние дни мы в небе не видели ни одного <text:span text:style-name="T104">пегасьего </text:span>дозора.</text:p>
      <text:p text:style-name="P156">Издав прощальный гудок, поезд двинулся вперёд. <text:span text:style-name="T105">По той неуловимой, неописуемой словами звенящей тишине, что установилась после его отъезда, мы поняли: Филлидельфия стала городом-призраком.</text:span></text:p>
      <text:p text:style-name="P157">– <text:span text:style-name="T106">Эти уродские трещины начинают меня бесить! </text:span>– <text:span text:style-name="T106">пожаловалась Дэш. </text:span>– <text:span text:style-name="T106">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span></text:p>
      <text:p text:style-name="P161">Пегаска взмахнула крыльями для эффекта. Неожиданно для неё и меня, <text:span text:style-name="T107">взмах крыльев подбросил её вверх на хороший метр.</text:span></text:p>
      <text:p text:style-name="P158">– <text:span text:style-name="T107">Какого се… </text:span>– <text:span text:style-name="T107">пегаска приземлилась на круп, изумлённо глядя на свои крылья. </text:span>– ...<text:span text:style-name="T107">на!</text:span></text:p>
      <text:p text:style-name="P162"><text:soft-page-break/>Подумав немного, Дэш <text:span text:style-name="T109">выбралась из упряжи и что есть мочи замахала крыльями.</text:span></text:p>
      <text:p text:style-name="P159">– <text:span text:style-name="T109">Ю-ху-у-у!!! </text:span>– <text:span text:style-name="T109">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у ограды, предупреждавший об опасности.</text:span></text:p>
      <text:p text:style-name="P160">– <text:span text:style-name="T110">Уй, дискорд! </text:span>– <text:span text:style-name="T110">Дэш сидела на земле, потирая копытом лоб. В радужной шевелюре вызревала внушительных размеров шишка. Треугольная табличка, вращаясь, падала в провал.</text:span></text:p>
      <text:p text:style-name="P164"/>
      <text:p text:style-name="P163">&lt;<text:span text:style-name="T24">Макс с Дэш грабят Филлидельфию</text:span>&gt;</text:p>
      <text:p text:style-name="P158"/>
      <text:p text:style-name="P55">&lt;<text:span text:style-name="T24">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1">Глава 18: Возвращение к Замку Двух Сестёр на парящем замке.</text:p>
      <text:p text:style-name="P56"><text:span text:style-name="T28">Дальше — использовать по-максимуму уже написанное</text:span>&gt;</text:p>
      <text:p text:style-name="P73"/>
      <text:p text:style-name="P54">&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4"/>
      <text:p text:style-name="P57">&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4">У Вечнодикого леса Дэш сама рассказывает Максу сказку о Ксенофилии</text:span>&gt;</text:p>
      <text:p text:style-name="P63"/>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63"/>
      <text:p text:style-name="P63"/>
      <text:p text:style-name="P54"/>
      <text:p text:style-name="P54">- <text:span text:style-name="T1">Почему ты не хочешь сказать, что ты увидела во время эксперимента? Почему ты сказала: «Человеки рулят»?</text:span></text:p>
      <text:p text:style-name="P63">- Это к делу не относится. - в который раз угрюмо ответила Дэш.</text:p>
      <text:p text:style-name="P54">- <text:span text:style-name="T1">Думаешь, я не видел, как ты следила за мной в Понивиле??!</text:span></text:p>
      <text:p text:style-name="P63"><text:soft-page-break/>-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63">Дэш помчалась в лес не разбирая дороги.</text:p>
      <text:p text:style-name="P63"/>
      <text:p text:style-name="P54">&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25"><text:span text:style-name="T12"><text:s/>&lt;</text:span><text:span text:style-name="T32"> - </text:span><text:span text:style-name="T23">Я не могу быть вашим спасителем! Я намного хуже и испорченнее вас!</text:span><text:span text:style-name="T12">&gt;</text:span></text:p>
      <text:p text:style-name="P63"/>
      <text:p text:style-name="P54">&lt;<text:span text:style-name="T24">Главы с Максом и Дэш — в стиле «Криминального чтива»</text:span>&gt;</text:p>
      <text:p text:style-name="P63"/>
      <text:p text:style-name="P54">&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4"><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4"/>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4"/>
      <text:p text:style-name="P42"/>
      <text:p text:style-name="P42"/>
      <text:p text:style-name="P42">- Сестра <text:s/>всегда норовила спихнуть тяжёлую задачу на кого-нибудь другого!</text:p>
      <text:p text:style-name="P42">- А также совместить приятное с полезным. - заметил я.</text:p>
      <text:p text:style-name="P42">Луна бросила на меня тяжёлый взгляд.</text:p>
      <text:p text:style-name="P4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2">- Тогда зачем она..?</text:p>
      <text:p text:style-name="P4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2">Меня как будто окатило ледяным душем. Не любовь и даже не дружба. Просто плата за услугу… Даже не дружба...</text:p>
      <text:p text:style-name="P42">- А другие? Они тоже… давали мне потому, что считали меня последним шансом?</text:p>
      <text:p text:style-name="P42">- Другие? Кто ещё?<text:span text:style-name="T13"> </text:span><text:span text:style-name="T68">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35">- <text:span text:style-name="T1">Дэш, ты действительно самая крутая! Тебе пришлось пережить даже смерть!</text:span></text:p>
      <text:p text:style-name="P37"><text:soft-page-break/>- Верно, что ль? Офигеть!</text:p>
      <text:p text:style-name="P49"/>
      <text:p text:style-name="P42"/>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text:span><text:span text:style-name="T29">Луной</text:span><text:span text:style-name="T24">,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9">-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1"><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
      <text:p text:style-name="P34">&lt;<text:span text:style-name="T1">Добавить в фанфик самбу</text:span>&gt;</text:p>
      <text:p text:style-name="P34"/>
      <text:p text:style-name="P43"><text:soft-page-break/>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50"><text:span text:style-name="T3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text:span><text:span text:style-name="T31">вторая </text:span><text:span text:style-name="T30">гражданская война — часть пони присягает на верность Найтмэр Мун.</text:span></text:p>
      <text:p text:style-name="P43"/>
      <text:p text:style-name="P50">&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4">- В законе не указана конкретный соправитель Диархии!</text:span>&gt;</text:p>
      <text:p text:style-name="P49"/>
      <text:p text:style-name="P49">&lt;<text:span text:style-name="T24">Заговорщики таки подняли восстание после исчезновения Селестии. Они обвинили Луну и Макса в узурпации власти</text:span>&gt;</text:p>
      <text:p text:style-name="P49"/>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7"/>
      <text:p text:style-name="P49"/>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3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oft-page-break/><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9"/>
      <text:p text:style-name="P59"/>
      <text:p text:style-name="P59"/>
      <text:p text:style-name="P2"><text:span text:style-name="T12">–</text:span> Найтмэр Мун и Дискорд не разорвались и не сгорели.</text:p>
      <text:p text:style-name="P2"><text:soft-page-break/><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33">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9"/>
      <text:h text:style-name="P17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text:p>
      <text:p text:style-name="P4">***</text:p>
      <text:p text:style-name="P2"><text:span text:style-name="T12">&lt;</text:span><text:span text:style-name="T23">Влад рассказывает Максу о своём сне </text:span><text:span text:style-name="T32">—</text:span><text:span text:style-name="T23"> как он был поняхой, а потом проснулся в мире Терры</text:span><text:span text:style-name="T12">&gt;</text:span></text:p>
      <text:p text:style-name="P2"/>
      <text:p text:style-name="P4">***</text:p>
      <text:p text:style-name="P15"/>
      <text:p text:style-name="P14"/>
      <text:p text:style-name="P15"><text:span text:style-name="T61">&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8">&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60">&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0"/>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76" text:outline-level="2">Рейд пони-рэйнджеров</text:h>
      <text:p text:style-name="P2"/>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oft-page-break/><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oft-page-break/><text:span text:style-name="T12">–</text:span> Луна, мой дорогой. Для тебя <text:span text:style-name="T12">—</text:span> Луна…</text:p>
      <text:p text:style-name="P2">...</text:p>
      <text:p text:style-name="P2"/>
      <text:h text:style-name="P176"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7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oft-page-break/><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60">Она вытянула шею и начала по очереди сгибать-разгибать ноги, разминая суставы.</text:p>
      <text:p text:style-name="P60"><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6" text:outline-level="2">В библиотеке замка Селестии</text:h>
      <text:p text:style-name="P11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3">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3">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23">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76" text:outline-level="2">Понивилль</text:h>
      <text:p text:style-name="P2"/>
      <text:h text:style-name="P17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
      <text:h text:style-name="P176"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oft-page-break/><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6" text:outline-level="2">Сон Макса</text:h>
      <text:p text:style-name="P117"/>
      <text:p text:style-name="P2"><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2">–</text:span><text:span text:style-name="T23"> Готова, </text:span><text:span text:style-name="T32">–</text:span><text:span text:style-name="T23">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oft-page-break/><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7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3"> Пинки? </text:span><text:span text:style-name="T32">–</text:span><text:span text:style-name="T23"> Дэш сморщила нос. </text:span><text:span text:style-name="T32">–</text:span><text:span text:style-name="T23"> Я скажу ей, чтоб больше не </text:span><text:span text:style-name="T32">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32">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text:soft-page-break/>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oft-page-break/><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oft-page-break/><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17"/>
      <text:p text:style-name="P117"/>
      <text:p text:style-name="P117"/>
      <text:p text:style-name="P117"/>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2">Пинки дёрнулась на месте, но промолчала.</text:p>
      <text:p text:style-name="P2"><text:span text:style-name="T32">–</text:span><text:span text:style-name="T23"> Я расскажу, - шагнула вперёд радужная пегаска. </text:span><text:span text:style-name="T32">–</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32">—</text:span><text:span text:style-name="T23"> она становится Пинкаминой из-за её сна </text:span><text:span text:style-name="T32">—</text:span><text:span text:style-name="T23"> “Кексиков”. Также она видит во сне центр Эгрегора Эквестрии </text:span><text:span text:style-name="T32">—</text:span><text:span text:style-name="T23"> Селестию. И она видит, как Селестия превращается в набор цифр и уходит в экран </text:span><text:span text:style-name="T32">—</text:span><text:span text:style-name="T23">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32">—</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76"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76" text:outline-level="2"><text:soft-page-break/>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oft-page-break/><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6" text:outline-level="2">Поиск решения</text:h>
      <text:p text:style-name="P117"/>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3"> Луна создаёт обратный коридор в срок.</text:span><text:span text:style-name="T12">&gt;</text:span></text:p>
      <text:p text:style-name="P2"/>
      <text:h text:style-name="P17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32">—</text:span><text:span text:style-name="T24"> </text:span><text:span text:style-name="T32">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3">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76" text:outline-level="2">Терра. Прибытие</text:h>
      <text:p text:style-name="P2"/>
      <text:p text:style-name="P2"><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oft-page-break/><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6"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6" text:outline-level="2">След?</text:h>
      <text:p text:style-name="P117"/>
      <text:p text:style-name="P2"><text:soft-page-break/><text:span text:style-name="T12">&lt;</text:span><text:span text:style-name="T23">сначала эпизод - проверка сумки в серверной</text:span><text:span text:style-name="T12">&gt;</text:span></text:p>
      <text:p text:style-name="P2"><text:span text:style-name="T12">&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3">Расширить сцену в кафе. Ожидание, подьём и… падение ожиданий</text:span><text:span text:style-name="T12">&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6"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97"/>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oft-page-break/><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12">– </text:span>Ну хорошо. Убедила. В конце-концов, можем поступить так. Вы с Флатти вернётесь обратно а я продолжу поиски здесь.</text:p>
      <text:p text:style-name="P97"><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12">– </text:span>Вы можете связываться со мной раз в месяц по коридору.</text:p>
      <text:p text:style-name="P97"><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12">– </text:span>Конечно оставаться. Кто ещё, кроме нас, может найти её?</text:p>
      <text:p text:style-name="P97"><text:span text:style-name="T12">– </text:span>Я думал, ты не сможешь оставить Энджела и всех остальных надолго.</text:p>
      <text:p text:style-name="P97"><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12">– </text:span>Извини, Флаттершай, забылся.</text:p>
      <text:p text:style-name="P102"><text:span text:style-name="T12">– </text:span>Та ладно, я ж не против, – возразила Эпплджек. – Не парься, Флатти. Было б хуже, если б он <text:s/>назвал меня Эпплджек на людях.</text:p>
      <text:p text:style-name="P102"><text:span text:style-name="T12">– </text:span>Ты так... – запнулась Флаттершай. – Так быстро забыла свою ферму. И...</text:p>
      <text:p text:style-name="P102"><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12">– </text:span>Как ты можешь так говорить? – расплакалась Флаттершай.</text:p>
      <text:p text:style-name="P102"><text:span text:style-name="T12">– </text:span>Эй, девушки, не ссорьтесь! Мы — одна команда! И надеюсь, останемся ею и в дальнейшем. </text:p>
      <text:list xml:id="list5825954267420811255" text:style-name="L5">
        <text:list-header>
          <text:p text:style-name="P16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12">– </text:span>А если нет? – Эпплджек смотрела мне мне прямо в глаза.</text:p>
      <text:list xml:id="list191802437275636" text:continue-numbering="true" text:style-name="L5">
        <text:list-header>
          <text:p text:style-name="P167">Я молча пожал плечами. Эпплджек уверенно продолжила.</text:p>
        </text:list-header>
      </text:list>
      <text:p text:style-name="P102"><text:soft-page-break/><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12">– </text:span>Спасибо, ЭйДжей.</text:p>
      <text:p text:style-name="P102"><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03363596363" text:continue-numbering="true" text:style-name="L5">
        <text:list-header>
          <text:p text:style-name="P167">Флаттершай пробормотала нечто, показавшееся мне знакомым.</text:p>
        </text:list-header>
      </text:list>
      <text:p text:style-name="P102"><text:span text:style-name="T12">– </text:span>Флатти, ты что-то сказала? Я не расслышал.</text:p>
      <text:p text:style-name="P102"><text:span text:style-name="T12">– </text:span>Намерение Изменяет Реальность.</text:p>
      <text:p text:style-name="P102"><text:span text:style-name="T12">– </text:span>Эээ. А где ты слышала эту фразу, если не секрет?</text:p>
      <text:p text:style-name="P102"><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03381680450" text:continue-numbering="true" text:style-name="L5">
        <text:list-header>
          <text:p text:style-name="P167">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12">– </text:span>Флатти, ЭйДжей, буду через час. Ждите!</text:p>
      <text:p text:style-name="P97"/>
      <text:h text:style-name="P175" text:outline-level="2">Почти.</text:h>
      <text:p text:style-name="P114"/>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12">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text:soft-page-break/>Ниточка, чуть было не прервавшаяся в офисе, повела в квартиру Влада.</text:p>
      <text:p text:style-name="P102"/>
      <text:h text:style-name="P175" text:outline-level="2">Дискорд</text:h>
      <text:p text:style-name="P117"/>
      <text:p text:style-name="P114">Девушки поспешно собирались, пока я растолковывал им задачу.</text:p>
      <text:p text:style-name="P114"><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12">– </text:span>Это тот твой приятель, который разбился с полгода назад? – спросила Эпплджек.</text:p>
      <text:p text:style-name="P114"><text:span text:style-name="T12">– </text:span>Да, это он.</text:p>
      <text:p text:style-name="P114"><text:span text:style-name="T12">– </text:span>А как мы попадём в его квартиру? Там сейчас кто-то живёт? – Флаттершай прыгала на одной ноге, натягивая кед.</text:p>
      <text:p text:style-name="P114"><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12">– </text:span>Макс, что случилось? У нас проблемы?</text:p>
      <text:p text:style-name="P115"><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12">– </text:span>Нет нужды. Лучше станьте-ка сзади меня так, чтобы заслонить от этих бабулек и от вооон той камеры наблюдения.</text:p>
      <text:list xml:id="list5400548995001879677" text:style-name="L6">
        <text:list-header>
          <text:p text:style-name="P16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8"><text:span text:style-name="T12">–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pan text:style-name="T1">Компьютер</text:span> стоял там же, где и обычно <text:span text:style-name="T1">— в личном кабинете Влада на столе у окна.</text:span></text:p>
      <text:p text:style-name="P138"><text:span text:style-name="T12">– </text:span>Макс, тут окно разбито! И верёвка какая-то висит. – крикнула Флаттершай из кухни.</text:p>
      <text:p text:style-name="P138"><text:span text:style-name="T12">–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12">–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pan text:style-name="T12">– </text:span>Оп-па! – пробормотала Эпплджек. – Нежданчик!</text:p>
      <text:p text:style-name="P138"><text:span text:style-name="T12">–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2">– </text:span>А почему ты вообще решил искать нас тут? – спросила Эпплджек. – Приехал бы домой. Мы б тебя чаем напоили.</text:p>
      <text:p text:style-name="P118"><text:span text:style-name="T12">–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12">– </text:span>С кем это вы тут разговариваете?</text:p>
      <text:list xml:id="list1911749867149194249" text:style-name="L7">
        <text:list-header>
          <text:p text:style-name="P17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text:soft-page-break/>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76" text:outline-level="2">Селестия</text:h>
      <text:p text:style-name="P138"/>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4">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text:soft-page-break/>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31">– И что? – продолжила его мысль Эпплджек.</text:p>
      <text:p text:style-name="P131">–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text:soft-page-break/>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27"/>
      <text:h text:style-name="P176"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1"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12">–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text:soft-page-break/></text:p>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4">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1">–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12">&lt;</text:span>упомянуть в эпизоде на Терре, что МЛП-сериал закрылся год назад<text:span text:style-name="T12">&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text:soft-page-break/>–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12">&lt;</text:span><text:span text:style-name="T32">чёрт</text:span><text:span text:style-name="T12">&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6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12">–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12">–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3">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text:soft-page-break/>Я покачал головой.</text:p>
      <text:p text:style-name="P102"><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1284942692722677315" text:style-name="L8">
        <text:list-header>
          <text:p text:style-name="P169">(<text:span text:style-name="T34">Луна — как повелительница снов, слышала разговор Макса с Анакорном</text:span>)</text:p>
          <text:p text:style-name="P170"/>
        </text:list-header>
      </text:list>
      <text:p text:style-name="P128">***</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7"><text:soft-page-break/><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7">Я опустил руку на шею Дэш и ощутил теплоту и лёгкое покалывание в пустоте.</text:p>
      <text:p text:style-name="P97"><text:span text:style-name="T12">–</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76" text:outline-level="2">Земля</text:h>
      <text:p text:style-name="P100">Музыкальная тема из бегущего по лезвию бритвы — <text:span text:style-name="T12">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0T19:18:00.926000000</dc:date>
    <meta:editing-duration>P84DT20H42M6S</meta:editing-duration>
    <meta:editing-cycles>4891</meta:editing-cycles>
    <meta:generator>LibreOffice/5.1.0.3$Windows_x86 LibreOffice_project/5e3e00a007d9b3b6efb6797a8b8e57b51ab1f737</meta:generator>
    <meta:document-statistic meta:table-count="0" meta:image-count="0" meta:object-count="0" meta:page-count="170" meta:paragraph-count="3468" meta:word-count="77824" meta:character-count="516717" meta:non-whitespace-character-count="438734"/>
  </office:meta>
</office:document-meta>
</file>